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59cm"/>
    </style:style>
    <style:style style:name="co3" style:family="table-column">
      <style:table-column-properties fo:break-before="auto" style:column-width="3.339cm"/>
    </style:style>
    <style:style style:name="co4" style:family="table-column">
      <style:table-column-properties fo:break-before="auto" style:column-width="2.6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ssungen" table:style-name="ta1">
        <table:shapes>
          <draw:frame draw:z-index="0" draw:style-name="gr1" draw:text-style-name="P1" svg:width="8.226cm" svg:height="4.627cm" svg:x="15.738cm" svg:y="1.258cm">
            <draw:object draw:notify-on-update-of-ranges="Messungen.F8:Messungen.F18 Messungen.G8:Messungen.G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3" office:value-type="string" calcext:value-type="string">
            <text:p>Versuch</text:p>
          </table:table-cell>
          <table:table-cell table:style-name="ce3" office:value-type="string" calcext:value-type="string">
            <text:p>X0 / cm</text:p>
          </table:table-cell>
          <table:table-cell table:style-name="ce3" office:value-type="string" calcext:value-type="string">
            <text:p>Y0 / cm</text:p>
          </table:table-cell>
          <table:table-cell table:style-name="ce3" office:value-type="string" calcext:value-type="string">
            <text:p>Z0 / mm</text:p>
          </table:table-cell>
          <table:table-cell table:style-name="ce3" office:value-type="string" calcext:value-type="string">
            <text:p>X / cm</text:p>
          </table:table-cell>
          <table:table-cell table:style-name="ce3" office:value-type="string" calcext:value-type="string">
            <text:p>Y / cm</text:p>
          </table:table-cell>
          <table:table-cell table:style-name="ce3" office:value-type="string" calcext:value-type="string">
            <text:p>Z / 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.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.3" calcext:value-type="float">
            <text:p>19.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.5" calcext:value-type="float">
            <text:p>18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6.6" calcext:value-type="float">
            <text:p>6.6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Versuch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Versuch</text:p>
          </table:table-cell>
          <table:table-cell office:value-type="string" calcext:value-type="string">
            <text:p>Kugel Durchmesser / mm</text:p>
          </table:table-cell>
          <table:table-cell office:value-type="string" calcext:value-type="string">
            <text:p>Kugelmasse</text:p>
          </table:table-cell>
          <table:table-cell office:value-type="string" calcext:value-type="string">
            <text:p>Kugelmaterial</text:p>
          </table:table-cell>
          <table:table-cell office:value-type="string" calcext:value-type="string">
            <text:p>Starthöhe / cm</text:p>
          </table:table-cell>
          <table:table-cell office:value-type="string" calcext:value-type="string">
            <text:p>Endhöhe / cm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style-name="Default" office:value-type="string" calcext:value-type="string">
            <text:p>Stahl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string" calcext:value-type="string">
            <text:p>2 cm</text:p>
          </table:table-cell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table:style-name="ce3" office:value-type="string" calcext:value-type="string">
            <text:p>Versuch</text:p>
          </table:table-cell>
          <table:table-cell table:style-name="ce3" office:value-type="string" calcext:value-type="string">
            <text:p>X0 / cm</text:p>
          </table:table-cell>
          <table:table-cell table:style-name="ce3" office:value-type="string" calcext:value-type="string">
            <text:p>Y0 / cm</text:p>
          </table:table-cell>
          <table:table-cell table:style-name="ce3" office:value-type="string" calcext:value-type="string">
            <text:p>Z0 / mm</text:p>
          </table:table-cell>
          <table:table-cell table:style-name="ce3" office:value-type="string" calcext:value-type="string">
            <text:p>X1 / cm</text:p>
          </table:table-cell>
          <table:table-cell table:style-name="ce3" office:value-type="string" calcext:value-type="string">
            <text:p>Y1 / cm</text:p>
          </table:table-cell>
          <table:table-cell table:style-name="ce3" office:value-type="string" calcext:value-type="string">
            <text:p>Z1 / mm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.5" calcext:value-type="float">
            <text:p>17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.5" calcext:value-type="float">
            <text:p>17.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.5" calcext:value-type="float">
            <text:p>17.5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.4" calcext:value-type="float">
            <text:p>19.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.6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.7" calcext:value-type="float">
            <text:p>19.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8.8" calcext:value-type="float">
            <text:p>18.8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.5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.7" calcext:value-type="float">
            <text:p>18.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.9" calcext:value-type="float">
            <text:p>17.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5" calcext:value-type="float">
            <text:p>16.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.5" calcext:value-type="float">
            <text:p>16.5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.6" calcext:value-type="float">
            <text:p>19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.3" calcext:value-type="float">
            <text:p>20.3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.5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.3" calcext:value-type="float">
            <text:p>20.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.4" calcext:value-type="float">
            <text:p>18.4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.2" calcext:value-type="float">
            <text:p>18.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7.4" calcext:value-type="float">
            <text:p>17.4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.7" calcext:value-type="float">
            <text:p>17.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.5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4.5" calcext:value-type="float">
            <text:p>4.5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.5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.5" calcext:value-type="float">
            <text:p>6.5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2" calcext:value-type="float">
            <text:p>16.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.5" calcext:value-type="float">
            <text:p>16.5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.7" calcext:value-type="float">
            <text:p>19.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9.8" calcext:value-type="float">
            <text:p>19.8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.5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7.6" calcext:value-type="float">
            <text:p>17.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8.5" calcext:value-type="float">
            <text:p>18.5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table:number-columns-repeated="3"/>
          <table:table-cell office:value-type="float" office:value="24.3" calcext:value-type="float">
            <text:p>24.3</text:p>
          </table:table-cell>
          <table:table-cell office:value-type="float" office:value="5.5" calcext:value-type="float">
            <text:p>5.5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.3" calcext:value-type="float">
            <text:p>19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1T10:29:24.501000000</meta:creation-date>
    <dc:date>2023-05-21T11:31:35.521000000</dc:date>
    <meta:editing-duration>PT1H2M7S</meta:editing-duration>
    <meta:editing-cycles>11</meta:editing-cycles>
    <meta:generator>LibreOffice/7.4.5.1$Windows_X86_64 LibreOffice_project/9c0871452b3918c1019dde9bfac75448afc4b57f</meta:generator>
    <meta:document-statistic meta:table-count="3" meta:cell-count="42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27cm" svg:height="4.628cm" xlink:href=".." xlink:type="simple" chart:class="chart:scatter" chart:style-name="ch1">
        <chart:legend chart:legend-position="end" svg:x="5.295cm" svg:y="2.012cm" style:legend-expansion="high" chart:style-name="ch2"/>
        <chart:plot-area chart:style-name="ch3" table:cell-range-address="Messungen.F8:Messungen.G18" svg:x="0.164cm" svg:y="0.092cm" svg:width="4.967cm" svg:height="4.444cm">
          <chart:coordinate-region svg:x="0.796cm" svg:y="0.294cm" svg:width="4.238cm" svg:height="3.5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ssungen.G8:Messungen.G18" chart:class="chart:scatter">
            <chart:domain table:cell-range-address="Messungen.F8:Messungen.F18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Messungen.F8:Messungen.F18</svg:desc>
                </draw:g>
              </table:table-cell>
              <table:table-cell office:value-type="float" office:value="17.7">
                <text:p>17.7</text:p>
                <draw:g>
                  <svg:desc>Messungen.G8:Messungen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6">
                <text:p>6.6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